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otum2" svg:font-family="dotum"/>
    <style:font-face style:name="dotum1" svg:font-family="dotum, verdana"/>
    <style:font-face style:name="dotum" svg:font-family="dotum, verdana, sans-serif"/>
    <style:font-face style:name="Abyssinica SIL" svg:font-family="'Abyssinica SIL'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86ddc" officeooo:paragraph-rsid="00086ddc"/>
    </style:style>
    <style:style style:name="P2" style:family="paragraph" style:parent-style-name="Standard">
      <style:text-properties officeooo:rsid="00086ddc" officeooo:paragraph-rsid="000946a1"/>
    </style:style>
    <style:style style:name="T1" style:family="text">
      <style:text-properties fo:font-variant="normal" fo:text-transform="none" fo:color="#000000" style:text-line-through-style="none" style:text-line-through-type="none" style:font-name="Abyssinica SIL" fo:font-size="12pt" fo:letter-spacing="-0.026cm" fo:font-style="normal" style:text-underline-style="none" fo:font-weight="bold" style:text-blinking="false" style:font-name-asian="Abyssinica SIL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font-name="Abyssinica SIL" fo:font-size="12pt" fo:letter-spacing="-0.026cm" style:text-underline-style="none" style:text-blinking="false" style:font-name-asian="Abyssinica SIL" style:font-size-asian="12pt" style:font-style-asian="normal" style:font-weight-asian="bold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font-name="Abyssinica SIL" fo:font-size="12pt" fo:letter-spacing="-0.026cm" style:text-underline-style="none" officeooo:rsid="000946a1" style:text-blinking="false" style:font-name-asian="Abyssinica SIL" style:font-size-asian="12pt" style:font-style-asian="normal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MK ROBOT </text:p>
      <text:p text:style-name="P1"/>
      <text:p text:style-name="P1">xacro 정리 </text:p>
      <text:p text:style-name="P1"/>
      <text:p text:style-name="P1"><text:a xlink:type="simple" xlink:href="https://blog.daum.net/prayforso/5" text:style-name="Internet_20_link" text:visited-style-name="Visited_20_Internet_20_Link">https://blog.daum.net/prayforso/5</text:a></text:p>
      <text:p text:style-name="P1"/>
      <text:p text:style-name="P1"><text:a xlink:type="simple" xlink:href="https://blog.daum.net/prayforso/2" text:style-name="Internet_20_link" text:visited-style-name="Visited_20_Internet_20_Link"><text:span text:style-name="Strong_20_Emphasis"><text:span text:style-name="T1">launch </text:span></text:span></text:a><text:a xlink:type="simple" xlink:href="https://blog.daum.net/prayforso/2" text:style-name="Internet_20_link" text:visited-style-name="Visited_20_Internet_20_Link"><text:span text:style-name="Strong_20_Emphasis"><text:span text:style-name="T2">에서의 </text:span></text:span></text:a><text:a xlink:type="simple" xlink:href="https://blog.daum.net/prayforso/2" text:style-name="Internet_20_link" text:visited-style-name="Visited_20_Internet_20_Link"><text:span text:style-name="Strong_20_Emphasis"><text:span text:style-name="T1">arg, param, node </text:span></text:span></text:a><text:a xlink:type="simple" xlink:href="https://blog.daum.net/prayforso/2" text:style-name="Internet_20_link" text:visited-style-name="Visited_20_Internet_20_Link"><text:span text:style-name="Strong_20_Emphasis"><text:span text:style-name="T2">등의 의미</text:span></text:span></text:a></text:p>
      <text:p text:style-name="P1"><text:span text:style-name="Strong_20_Emphasis"><text:span text:style-name="T2"/></text:span></text:p>
      <text:p text:style-name="P1"><text:a xlink:type="simple" xlink:href="https://blog.daum.net/prayforso/2" text:style-name="Internet_20_link" text:visited-style-name="Visited_20_Internet_20_Link"><text:span text:style-name="Strong_20_Emphasis"><text:span text:style-name="T2">https://blog.daum.net/prayforso/2</text:span></text:span></text:a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2"><text:span text:style-name="Strong_20_Emphasis"><text:span text:style-name="T3">ros melodic install </text:span></text:span></text:p>
      <text:p text:style-name="P2"><text:span text:style-name="Strong_20_Emphasis"><text:span text:style-name="T3"/></text:span></text:p>
      <text:p text:style-name="P2"><text:a xlink:type="simple" xlink:href="https://95mkr.tistory.com/entry/ROS3" text:style-name="Internet_20_link" text:visited-style-name="Visited_20_Internet_20_Link"><text:span text:style-name="Strong_20_Emphasis"><text:span text:style-name="T3">https://95mkr.tistory.com/entry/ROS3</text:span></text:span></text:a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otum2" svg:font-family="dotum"/>
    <style:font-face style:name="dotum1" svg:font-family="dotum, verdana"/>
    <style:font-face style:name="dotum" svg:font-family="dotum, verdana, sans-serif"/>
    <style:font-face style:name="Abyssinica SIL" svg:font-family="'Abyssinica SIL'" style:font-pitch="variable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4:52:03.679596431</meta:creation-date>
    <meta:editing-duration>PT30S</meta:editing-duration>
    <meta:editing-cycles>2</meta:editing-cycles>
    <meta:generator>LibreOffice/6.0.7.3$Linux_X86_64 LibreOffice_project/00m0$Build-3</meta:generator>
    <dc:date>2021-03-10T14:52:15.785626772</dc:date>
    <meta:document-statistic meta:table-count="0" meta:image-count="0" meta:object-count="0" meta:page-count="1" meta:paragraph-count="7" meta:word-count="22" meta:character-count="174" meta:non-whitespace-character-count="161"/>
  </office:meta>
</office:document-meta>
</file>